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b000" draw:marker-start="" draw:marker-start-width="0.3cm" draw:marker-start-center="false" draw:marker-end="" draw:marker-end-width="0.3cm" draw:marker-end-center="false" draw:fill="solid" draw:fill-color="#00800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8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933cm" svg:height="0.466cm" svg:x="10.938cm" svg:y="14.201cm" svg:viewBox="0 0 934 467" draw:points="0,467 467,467 934,0 0,0">
            <text:p/>
          </draw:polygon>
          <draw:line draw:style-name="gr2" draw:text-style-name="P2" draw:layer="layout" svg:x1="10.004cm" svg:y1="16.069cm" svg:x2="11.871cm" svg:y2="16.069cm">
            <text:p/>
          </draw:line>
          <draw:line draw:style-name="gr2" draw:text-style-name="P2" draw:layer="layout" svg:x1="10.004cm" svg:y1="16.069cm" svg:x2="10.004cm" svg:y2="14.202cm">
            <text:p/>
          </draw:line>
          <draw:g>
            <draw:line draw:style-name="gr2" draw:text-style-name="P2" draw:layer="layout" svg:x1="10.9cm" svg:y1="15.098cm" svg:x2="10.974cm" svg:y2="15.172cm">
              <text:p/>
            </draw:line>
            <draw:line draw:style-name="gr2" draw:text-style-name="P2" draw:layer="layout" svg:x1="10.9cm" svg:y1="15.172cm" svg:x2="10.974cm" svg:y2="15.098cm">
              <text:p/>
            </draw:line>
          </draw:g>
          <draw:line draw:style-name="gr2" draw:text-style-name="P2" draw:layer="layout" svg:x1="10.004cm" svg:y1="14.201cm" svg:x2="11.871cm" svg:y2="14.201cm">
            <text:p/>
          </draw:line>
          <draw:line draw:style-name="gr2" draw:text-style-name="P2" draw:layer="layout" svg:x1="11.872cm" svg:y1="14.201cm" svg:x2="11.872cm" svg:y2="16.068cm">
            <text:p/>
          </draw:line>
          <draw:line draw:style-name="gr2" draw:text-style-name="P2" draw:layer="layout" svg:x1="10.004cm" svg:y1="14.201cm" svg:x2="11.871cm" svg:y2="16.068cm">
            <text:p/>
          </draw:line>
          <draw:line draw:style-name="gr2" draw:text-style-name="P2" draw:layer="layout" svg:x1="10.004cm" svg:y1="16.069cm" svg:x2="11.871cm" svg:y2="14.202cm">
            <text:p/>
          </draw:line>
          <draw:line draw:style-name="gr2" draw:text-style-name="P2" draw:layer="layout" svg:x1="10.938cm" svg:y1="14.201cm" svg:x2="10.938cm" svg:y2="16.068cm">
            <text:p/>
          </draw:line>
          <draw:line draw:style-name="gr2" draw:text-style-name="P2" draw:layer="layout" svg:x1="10.004cm" svg:y1="15.135cm" svg:x2="11.871cm" svg:y2="15.135cm">
            <text:p/>
          </draw:line>
          <draw:frame draw:name="DescriptionOOoTep" draw:style-name="gr3" draw:text-style-name="P3" draw:layer="layout" svg:width="0.004cm" svg:height="0.004cm" svg:x="10.004cm" svg:y="16.069cm">
            <draw:text-box>
              <text:p/>
            </draw:text-box>
            <svg:desc>@options;

@figure;
  A = point( -4.63 , -1 )  { sansnom , i };
  B = point( 0.37 , -1 )  { sansnom , i };
  sAB = segment( A , B );
  r_A = rotation( A , 90 )  { noir };
  B' = image( r_A , B )  { sansnom , i };
  sAB' = segment( A , B' );
  I = milieu( B' , B )  { sansnom };
  C = symetrique( A , I )  { sansnom , i };
  sB'C = segment( B' , C );
  sCB = segment( C , B );
  sB'B = segment( B' , B );
  sAC = segment( A , C );
  J = milieu( sB'C )  { sansnom , i };
  K = milieu( sAB )  { sansnom , i };
  L = milieu( sCB )  { sansnom , i };
  M = milieu( sAB' )  { sansnom , i };
  sJK = segment( J , K );
  sML = segment( M , L );
  N = milieu( I , C )  { sansnom , i };
  O = milieu( I , J )  { sansnom , i };
  polyONCJ = polygone( O , N , C , J  )  { vert , plein50 };
  P = milieu( I , B )  { sansnom , i };
  polyAIPK = polygone( A , I , P , K  )  { rouge , plein50 };
  polyB'JIA = polygone( B' , J , I , A  )  { orange , plein50 }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34:51.772199811</meta:creation-date>
    <dc:date>2018-05-10T15:35:11.284036845</dc:date>
    <meta:editing-duration>PT19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